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.4896in" fo:margin-left="0.6972in" fo:margin-right="4.7382in" table:align="margins"/>
    </style:style>
    <style:style style:name="Table1.A" style:family="table-column">
      <style:table-column-properties style:column-width="0.6986in" style:rel-column-width="1006*"/>
    </style:style>
    <style:style style:name="Table1.B" style:family="table-column">
      <style:table-column-properties style:column-width="0.7868in" style:rel-column-width="113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1.6458in" fo:margin-left="0.6972in" fo:margin-right="4.5819in" table:align="margins"/>
    </style:style>
    <style:style style:name="Table2.A" style:family="table-column">
      <style:table-column-properties style:column-width="0.8535in" style:rel-column-width="1229*"/>
    </style:style>
    <style:style style:name="Table2.B" style:family="table-column">
      <style:table-column-properties style:column-width="0.7868in" style:rel-column-width="1133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une 22, 2007</text:p>
      <text:p text:style-name="P1">Summary of what was learned on P450cam:</text:p>
      <text:p text:style-name="Standard"/>
      <text:p text:style-name="Standard">Identification of the salt links in P450cam:</text:p>
      <text:p text:style-name="Standard"><text:tab/>The 32 pairs of salt links used for studies are take from Lounnas and Wade, 1997. <text:s/></text:p>
      <text:p text:style-name="Standard"><text:tab/><text:tab/>Definition: Ionic pair formed by two residues with oppositely charged side chains within hydrogen-bonding distance of each other.</text:p>
      <text:p text:style-name="Standard"><text:tab/><text:tab/>Criteria for selection: <text:s/>Based on distance between charge centers of oppositely charged groups.</text:p>
      <text:p text:style-name="Standard"/>
      <text:p text:style-name="Standard">The salt links are as follows:</text:p>
      <text:p text:style-name="Standard"/>
      <text:p text:style-name="Standard">The first four are part of the salt link tetrad</text:p>
      <text:p text:style-name="Standard"><text:s/>K178-D251</text:p>
      <text:p text:style-name="Standard"><text:s/>R186-D251</text:p>
      <text:p text:style-name="Standard"><text:s/>D182-R186</text:p>
      <text:p text:style-name="Standard"><text:s/>K178-D182</text:p>
      <text:p text:style-name="Standard"/>
      <text:p text:style-name="Standard"><text:s/>R112-HEMD</text:p>
      <text:p text:style-name="Standard"><text:s/>H355-HEMD</text:p>
      <text:p text:style-name="Standard"><text:s/>E287-R342</text:p>
      <text:p text:style-name="Standard"><text:s/>D97 -K197</text:p>
      <text:p text:style-name="Standard"><text:s/>R211-D218</text:p>
      <text:p text:style-name="Standard"><text:s/>D77 -H80</text:p>
      <text:p text:style-name="Standard"><text:s/>R277-E279</text:p>
      <text:p text:style-name="Standard"><text:s/>E373-R377</text:p>
      <text:p text:style-name="Standard"><text:s/>E76 -H352</text:p>
      <text:p text:style-name="Standard"><text:s/>R67 -D328</text:p>
      <text:p text:style-name="Standard"><text:s/>R67 -E329</text:p>
      <text:p text:style-name="Standard"><text:s/>K372-E373</text:p>
      <text:p text:style-name="Standard"><text:s/>E73 -H308</text:p>
      <text:p text:style-name="Standard"><text:s/>R231-E237</text:p>
      <text:p text:style-name="Standard"><text:s/>D236-R240</text:p>
      <text:p text:style-name="Standard"><text:s/>D25 -R57</text:p>
      <text:p text:style-name="Standard"><text:s/>R299-HEMA</text:p>
      <text:p text:style-name="Standard"><text:s/>E273-R280</text:p>
      <text:p text:style-name="Standard"><text:s/>E287-R290</text:p>
      <text:p text:style-name="Standard"><text:s/>E140-R143</text:p>
      <text:p text:style-name="Standard"><text:s/>R271-D380</text:p>
      <text:p text:style-name="Standard"><text:s/>E262-K266</text:p>
      <text:p text:style-name="Standard"><text:s/>R130-E133</text:p>
      <text:p text:style-name="Standard"><text:s/>E128-R365</text:p>
      <text:p text:style-name="Standard"><text:s/>D52 -R330</text:p>
      <text:p text:style-name="Standard"><text:s/>E40 -R291</text:p>
      <text:p text:style-name="Standard"><text:s/>E286-R364</text:p>
      <text:p text:style-name="Standard"><text:s/>R72 -E331</text:p>
      <text:p text:style-name="Standard">Charged residues are Arg (R), Lys (K) , His(H), Glu (E), Asp (D) and 2 propionic groups of heme (A and D). <text:s/>Cytochrome P450cam contains 130 charged residues (including the 2 propionic groups).</text:p>
      <text:p text:style-name="Standard"/>
      <text:p text:style-name="Standard">The distribution of charged groups:</text:p>
      <text:p text:style-name="Standard">eg. 26/130 charged groups are from Arginine residues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Standard">Arg </text:p>
          </table:table-cell>
          <table:table-cell table:style-name="Table1.B1" office:value-type="string">
            <text:p text:style-name="Table_20_Contents">26</text:p>
          </table:table-cell>
        </table:table-row>
        <table:table-row>
          <table:table-cell table:style-name="Table1.A2" office:value-type="string">
            <text:p text:style-name="Table_20_Contents">His</text:p>
          </table:table-cell>
          <table:table-cell table:style-name="Table1.B2" office:value-type="string">
            <text:p text:style-name="Table_20_Contents">13</text:p>
          </table:table-cell>
        </table:table-row>
        <table:table-row>
          <table:table-cell table:style-name="Table1.A2" office:value-type="string">
            <text:p text:style-name="Table_20_Contents">Lys</text:p>
          </table:table-cell>
          <table:table-cell table:style-name="Table1.B2" office:value-type="string">
            <text:p text:style-name="Table_20_Contents">37</text:p>
          </table:table-cell>
        </table:table-row>
        <table:table-row>
          <table:table-cell table:style-name="Table1.A2" office:value-type="string">
            <text:p text:style-name="Table_20_Contents">Asp</text:p>
          </table:table-cell>
          <table:table-cell table:style-name="Table1.B2" office:value-type="string">
            <text:p text:style-name="Table_20_Contents">21</text:p>
          </table:table-cell>
        </table:table-row>
        <table:table-row>
          <table:table-cell table:style-name="Table1.A2" office:value-type="string">
            <text:p text:style-name="Table_20_Contents">Glu</text:p>
          </table:table-cell>
          <table:table-cell table:style-name="Table1.B2" office:value-type="string">
            <text:p text:style-name="Table_20_Contents">31</text:p>
          </table:table-cell>
        </table:table-row>
      </table:table>
      <text:p text:style-name="Standard"/>
      <text:p text:style-name="Standard"/>
      <text:p text:style-name="Standard">54 charge residues out of a total of 130 participate in salt links (42.1875% of the total charged residues)</text:p>
      <text:p text:style-name="Standard">The distributio<text:tab/>n of salt bridge forming charged residues:</text:p>
      <text:p text:style-name="Standard">eg. 21/26 Arginines participate in salt bridges</text:p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Standard">Arg</text:p>
          </table:table-cell>
          <table:table-cell table:style-name="Table2.B1" office:value-type="string">
            <text:p text:style-name="Table_20_Contents">21</text:p>
          </table:table-cell>
        </table:table-row>
        <table:table-row>
          <table:table-cell table:style-name="Table2.A2" office:value-type="string">
            <text:p text:style-name="Table_20_Contents">His (HIP)</text:p>
          </table:table-cell>
          <table:table-cell table:style-name="Table2.B2" office:value-type="string">
            <text:p text:style-name="Table_20_Contents">4</text:p>
          </table:table-cell>
        </table:table-row>
        <table:table-row>
          <table:table-cell table:style-name="Table2.A2" office:value-type="string">
            <text:p text:style-name="Table_20_Contents">Lys</text:p>
          </table:table-cell>
          <table:table-cell table:style-name="Table2.B2" office:value-type="string">
            <text:p text:style-name="Table_20_Contents">4</text:p>
          </table:table-cell>
        </table:table-row>
        <table:table-row>
          <table:table-cell table:style-name="Table2.A2" office:value-type="string">
            <text:p text:style-name="Table_20_Contents">Asp</text:p>
          </table:table-cell>
          <table:table-cell table:style-name="Table2.B2" office:value-type="string">
            <text:p text:style-name="Table_20_Contents">10</text:p>
          </table:table-cell>
        </table:table-row>
        <table:table-row>
          <table:table-cell table:style-name="Table2.A2" office:value-type="string">
            <text:p text:style-name="Table_20_Contents">Glu</text:p>
          </table:table-cell>
          <table:table-cell table:style-name="Table2.B2" office:value-type="string">
            <text:p text:style-name="Table_20_Contents">15</text:p>
          </table:table-cell>
        </table:table-row>
      </table:table>
      <text:p text:style-name="Standard">Also, both propionic groups form salt links</text:p>
      <text:p text:style-name="Standard">Note that Arginine are most likely to form salt links, 21/32 salt links contain Arginin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06-22T16:57:10</meta:creation-date>
    <dc:date>2007-06-22T18:03:39</dc:date>
    <dc:language>en-US</dc:language>
    <meta:editing-cycles>20</meta:editing-cycles>
    <meta:editing-duration>PT1H6M30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2" meta:paragraph-count="68" meta:word-count="272" meta:character-count="1481"/>
  </office:meta>
</office:document-meta>
</file>